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TypePredicate.NodeTypePredicate( String nodeType , boolean respectSup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TypePredicate.matches( Item ite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NodeTypePredicate.NodeTypePredicate( String nodeType , boolean respectSupertype , int minDepth , int maxDep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